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3.623cm" style:rel-column-width="2054*"/>
    </style:style>
    <style:style style:name="Table4.B" style:family="table-column">
      <style:table-column-properties style:column-width="12.928cm" style:rel-column-width="7329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000000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Text_20_body_20_indent_20_2">
      <style:text-properties fo:language="en" fo:country="none"/>
    </style:style>
    <style:style style:name="P16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style:language-asian="zh" style:country-asian="TW"/>
    </style:style>
    <style:style style:name="T7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Checkbox</text:h>
      <text:p text:style-name="P15">A checkbox.</text:p>
      <text:p text:style-name="P15"><draw:frame draw:style-name="fr1" draw:name="graphics1" text:anchor-type="paragraph" svg:width="9.497cm" svg:height="1.984cm" draw:z-index="0"><draw:image xlink:href="../images/checkbox.png" xlink:type="simple" xlink:show="embed" xlink:actuate="onLoad"/></draw:frame></text:p>
      <text:p text:style-name="Code_20_Indent_20_2">&lt;window title="Checkbox demo" border="normal" width="350px"&gt;</text:p>
      <text:p text:style-name="Code_20_Indent_20_2"><text:tab/><text:tab/>&lt;checkbox id="apple" label="Apple" onCheck="doChecked()" /&gt;</text:p>
      <text:p text:style-name="Code_20_Indent_20_2"><text:tab/><text:tab/>&lt;checkbox id="orange" label="Orange" onCheck="doChecked()" /&gt;</text:p>
      <text:p text:style-name="Code_20_Indent_20_2"><text:tab/><text:tab/>&lt;checkbox id="banana" label="Banana" onCheck="doChecked()" /&gt;</text:p>
      <text:p text:style-name="Code_20_Indent_20_2"><text:tab/><text:tab/>&lt;hbox&gt;You have selected :&lt;label id="fruit2"/&gt;&lt;/hbox&gt;</text:p>
      <text:p text:style-name="Code_20_Indent_20_2"><text:tab/><text:tab/>&lt;zscript&gt;</text:p>
      <text:p text:style-name="Code_20_Indent_20_2"><text:tab/><text:tab/><text:tab/>void doChecked() {</text:p>
      <text:p text:style-name="Code_20_Indent_20_2"><text:tab/><text:tab/><text:tab/><text:tab/>fruit2.value = (apple.isChecked() ? apple.label+' ' : &amp;quot;&amp;quot;) </text:p>
      <text:p text:style-name="Code_20_Indent_20_2"><text:tab/><text:tab/><text:tab/><text:tab/><text:tab/>+ (orange.isChecked() ? orange.label+' ' : &amp;quot;&amp;quot;) </text:p>
      <text:p text:style-name="Code_20_Indent_20_2"><text:tab/><text:tab/><text:tab/><text:tab/><text:tab/>+ (banana.isChecked() ? banana.label+' ' : &amp;quot;&amp;quot;);</text:p>
      <text:p text:style-name="Code_20_Indent_20_2"><text:tab/><text:tab/><text:tab/>}</text:p>
      <text:p text:style-name="Code_20_Indent_20_2"><text:tab/><text:tab/>&lt;/zscript&gt;</text:p>
      <text:p text:style-name="Code_20_Indent_20_2">&lt;/window&gt;</text:p>
      <text:h text:style-name="P12" text:outline-level="4">Class Name</text:h>
      <text:p text:style-name="P17"><text:span text:style-name="Source_20_Text"><text:span text:style-name="T2">org.zkoss.zul.Button</text:span></text:span></text:p>
      <text:h text:style-name="P13" text:outline-level="4">Supported Child Components</text:h>
      <text:p text:style-name="Text_20_body_20_indent_20_2">*ALL </text:p>
      <text:h text:style-name="P13" text:outline-level="4">Supported Events</text:h>
      <text:h text:style-name="P16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5">Event Type</text:p>
            </table:table-cell>
          </table:table-row>
        </table:table-header-rows>
        <table:table-row>
          <table:table-cell table:style-name="Table4.A2" office:value-type="string">
            <text:p text:style-name="P7"><text:span text:style-name="Source_20_Text">onRight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1"/></text:span></text:a></text:p>
            <text:p text:style-name="P9"><text:span text:style-name="Source_20_Text"><text:span text:style-name="T3">Description:</text:span></text:span><text:span text:style-name="Source_20_Text"><text:span text:style-name="T1"> Denotes user has right-clicked the component.</text:span></text:span></text:p>
          </table:table-cell>
        </table:table-row>
        <table:table-row>
          <table:table-cell table:style-name="Table4.A2" office:value-type="string">
            <text:p text:style-name="P7"><text:span text:style-name="Source_20_Text">onDouble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1"/></text:span></text:a></text:p>
            <text:p text:style-name="P9"><text:span text:style-name="Source_20_Text"><text:span text:style-name="T3">Description:</text:span></text:span><text:span text:style-name="Source_20_Text"><text:span text:style-name="T1"> Denotes user has double-clicked the component.</text:span></text:span></text:p>
          </table:table-cell>
        </table:table-row>
        <table:table-row>
          <table:table-cell table:style-name="Table4.A2" office:value-type="string">
            <text:p text:style-name="P7"><text:span text:style-name="Source_20_Text">onFocus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t.Event</text:span></text:a></text:p>
            <text:p text:style-name="P9"><text:span text:style-name="Source_20_Text"/></text:p>
            <text:p text:style-name="P9"><text:span text:style-name="Source_20_Text"><text:span text:style-name="T3">Description:</text:span></text:span><text:span text:style-name="Source_20_Text"> Denotes when a component gets the focus.</text:span></text:p>
          </table:table-cell>
        </table:table-row>
        <table:table-row>
          <table:table-cell table:style-name="Table4.A2" office:value-type="string">
            <text:p text:style-name="P7"><text:span text:style-name="Source_20_Text">onBlur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.Event</text:span></text:a></text:p>
            <text:p text:style-name="P9"><text:span text:style-name="Source_20_Text"/></text:p>
            <text:p text:style-name="P9"><text:span text:style-name="Source_20_Text">Description: Denotes when a component loses the focus.</text:span></text:p>
          </table:table-cell>
        </table:table-row>
        <table:table-row>
          <table:table-cell table:style-name="Table4.A2" office:value-type="string">
            <text:p text:style-name="P7">onCheck</text:p>
          </table:table-cell>
          <table:table-cell table:style-name="Table4.B2" office:value-type="string">
            <text:p text:style-name="P9"><text:a xlink:type="simple" xlink:href="../CheckEvent.xml"><text:span text:style-name="Source_20_Text">org.zkoss.zk.ui.event.CheckEvent</text:span></text:a></text:p>
            <text:p text:style-name="P9"><text:span text:style-name="Source_20_Text">Description: Denotes when a component loses the focus.</text:span></text:p>
          </table:table-cell>
        </table:table-row>
      </table:table>
      <text:h text:style-name="P14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4">checked</text:span></text:span></text:p>
          </table:table-cell>
          <table:table-cell table:style-name="Table1.A2" office:value-type="string">
            <text:p text:style-name="P4"><text:span text:style-name="Source_20_Text"><text:span text:style-name="T4">Sets whether it is checked.</text:span></text:span></text:p>
          </table:table-cell>
          <table:table-cell table:style-name="Table1.A2" office:value-type="string">
            <text:p text:style-name="P1"><text:span text:style-name="Source_20_Text"><text:span text:style-name="T4">boo</text:span></text:span><text:span text:style-name="Source_20_Text"><text:span text:style-name="T6">lean</text:span></text:span></text:p>
          </table:table-cell>
          <table:table-cell table:style-name="Table1.D2" office:value-type="string">
            <text:p text:style-name="P7"><text:span text:style-name="Source_20_Text"><text:span text:style-name="T5">false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4">dis</text:span></text:span><text:span text:style-name="Source_20_Text"><text:span text:style-name="T6">abled</text:span></text:span></text:p>
          </table:table-cell>
          <table:table-cell table:style-name="Table1.A2" office:value-type="string">
            <text:p text:style-name="P2">Sets whether it is disabled.</text:p>
          </table:table-cell>
          <table:table-cell table:style-name="Table1.A2" office:value-type="string">
            <text:p text:style-name="P1"><text:span text:style-name="Source_20_Text"><text:span text:style-name="T4">boolean</text:span></text:span></text:p>
          </table:table-cell>
          <table:table-cell table:style-name="Table1.D2" office:value-type="string">
            <text:p text:style-name="P1"><text:span text:style-name="Source_20_Text"><text:span text:style-name="T4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4">name</text:span></text:span></text:p>
          </table:table-cell>
          <table:table-cell table:style-name="Table1.B4" office:value-type="string">
            <text:p text:style-name="P8">Sets the<text:span text:style-name="T7"> name of this component.</text:span></text:p>
          </table:table-cell>
          <table:table-cell table:style-name="Table1.A2" office:value-type="string">
            <text:p text:style-name="Standard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3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6">tabindex</text:span></text:span></text:p>
          </table:table-cell>
          <table:table-cell table:style-name="Table1.B4" office:value-type="string">
            <text:p text:style-name="P9"><text:span text:style-name="T4">Sets the</text:span><text:span text:style-name="T6"> tab order of this component. </text:span></text:p>
          </table:table-cell>
          <table:table-cell table:style-name="Table1.A2" office:value-type="string">
            <text:p text:style-name="P1"><text:span text:style-name="Source_20_Text"><text:span text:style-name="T6">int </text:span></text:span></text:p>
          </table:table-cell>
          <table:table-cell table:style-name="Table1.D2" office:value-type="string">
            <text:p text:style-name="P7"><text:span text:style-name="Source_20_Text"><text:span text:style-name="T5">-1</text:span></text:span></text:p>
          </table:table-cell>
        </table:table-row>
      </table:table>
      <text:p text:style-name="P11"/>
      <text:h text:style-name="P1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InnerAttrs()</text:span></text:p>
          </table:table-cell>
          <table:table-cell table:style-name="Table3.A2" office:value-type="string">
            <text:p text:style-name="Table_20_Contents">Appends interior attributes for generating the HTML <text:span text:style-name="Source_20_Text">checkbox</text:span> tag (the name, disabled and other attribute).</text:p>
          </table:table-cell>
          <table:table-cell table:style-name="Table3.C2" office:value-type="string">
            <text:p text:style-name="Standard"><text:span text:style-name="Source_20_Text"><text:span text:style-name="T4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LabelAttrs()</text:span></text:p>
          </table:table-cell>
          <table:table-cell table:style-name="Table3.A2" office:value-type="string">
            <text:p text:style-name="Table_20_Contents">Returns the attributes used by the embedded HTML LABEL tag.</text:p>
          </table:table-cell>
          <table:table-cell table:style-name="Table3.C2" office:value-type="string">
            <text:p text:style-name="Standard"><text:span text:style-name="Source_20_Text"><text:span text:style-name="T4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>Appends exterior attributes for generating the HTML span tag (the event relevant attribute). </text:p>
          </table:table-cell>
          <table:table-cell table:style-name="Table3.C2" office:value-type="string">
            <text:p text:style-name="Standard"><text:span text:style-name="Source_20_Text"><text:span text:style-name="T4">java.lang.String</text:span></text:span></text:p>
          </table:table-cell>
        </table:table-row>
      </table:table>
      <text:h text:style-name="Heading_20_4" text:outline-level="4"/>
      <text:h text:style-name="P1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10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10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10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4T16:36:00</dc:date>
    <dc:language>en-US</dc:language>
    <meta:editing-cycles>76</meta:editing-cycles>
    <meta:editing-duration>PT3H57M37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22" meta:character-count="1976"/>
  </office:meta>
</office:document-meta>
</file>